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14.00pt" fo:font-weight="normal" fo:font-family="Calibri" style:font-family-asian="Calibri" style:font-family-complex="Calibri" fo:background-color="transparent" style:use-window-font-color="true"/>
    </style:style>
    <style:style style:name="T3"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 style:family="text">
      <style:text-properties fo:font-size="14.00pt" fo:font-weight="normal" fo:font-family="Calibri" style:font-family-asian="Calibri" style:font-family-complex="Calibri" fo:background-color="transparent" style:use-window-font-color="true"/>
    </style:style>
    <style:style style:name="T5"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 style:family="text">
      <style:text-properties fo:font-size="14.00pt" fo:font-weight="normal" fo:font-family="Calibri" style:font-family-asian="Calibri" style:font-family-complex="Calibri" fo:background-color="transparent" style:use-window-font-color="true"/>
    </style:style>
    <style:style style:name="T7" style:family="text">
      <style:text-properties fo:font-size="20.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8" style:family="text">
      <style:text-properties fo:font-size="14.00pt" fo:font-weight="normal" fo:font-family="Calibri" style:font-family-asian="Calibri" style:font-family-complex="Calibri" fo:background-color="transparent" style:use-window-font-color="true"/>
    </style:style>
    <style:style style:name="T9" style:family="text">
      <style:text-properties fo:font-size="20.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0" style:family="text">
      <style:text-properties fo:font-size="14.00pt" fo:font-weight="normal" fo:font-family="Calibri" style:font-family-asian="Calibri" style:font-family-complex="Calibri" fo:background-color="transparent" style:use-window-font-color="true"/>
    </style:style>
    <style:style style:name="T11" style:family="text">
      <style:text-properties fo:font-size="14.00pt" fo:font-weight="bold" fo:font-family="Calibri" style:font-family-asian="Calibri" style:font-family-complex="Calibri" fo:background-color="transparent" style:use-window-font-color="true"/>
    </style:style>
    <style:style style:name="T12" style:family="text">
      <style:text-properties fo:font-size="14.00pt" fo:font-weight="normal" fo:font-family="Calibri" style:font-family-asian="Calibri" style:font-family-complex="Calibri" fo:background-color="transparent" style:use-window-font-color="true"/>
    </style:style>
    <style:style style:name="T13" style:family="text">
      <style:text-properties fo:font-size="14.00pt" fo:font-weight="bold" fo:font-family="Calibri" style:font-family-asian="Calibri" style:font-family-complex="Calibri" fo:background-color="transparent" style:use-window-font-color="true"/>
    </style:style>
    <style:style style:name="T14" style:family="text">
      <style:text-properties fo:font-size="14.00pt" fo:font-weight="normal" fo:font-family="Calibri" style:font-family-asian="Calibri" style:font-family-complex="Calibri" fo:background-color="transparent" style:use-window-font-color="true"/>
    </style:style>
    <style:style style:name="T15" style:family="text">
      <style:text-properties fo:font-size="14.00pt" fo:font-weight="bold" fo:font-family="Calibri" style:font-family-asian="Calibri" style:font-family-complex="Calibri" fo:background-color="transparent" style:use-window-font-color="true"/>
    </style:style>
    <style:style style:name="T16" style:family="text">
      <style:text-properties fo:font-size="14.00pt" fo:font-weight="normal" fo:font-family="Calibri" style:font-family-asian="Calibri" style:font-family-complex="Calibri" fo:background-color="transparent" style:use-window-font-color="true"/>
    </style:style>
    <style:style style:name="T17" style:family="text">
      <style:text-properties fo:font-size="14.00pt" fo:font-weight="bold" fo:font-family="Calibri" style:font-family-asian="Calibri" style:font-family-complex="Calibri" fo:background-color="transparent" style:use-window-font-color="true"/>
    </style:style>
    <style:style style:name="T18" style:family="text">
      <style:text-properties fo:font-size="14.00pt" fo:font-weight="normal" fo:font-family="Calibri" style:font-family-asian="Calibri" style:font-family-complex="Calibri" fo:background-color="transparent" style:use-window-font-color="true"/>
    </style:style>
    <style:style style:name="T19" style:family="text">
      <style:text-properties fo:font-size="14.00pt" fo:font-weight="bold" fo:font-family="Calibri" style:font-family-asian="Calibri" style:font-family-complex="Calibri" fo:background-color="transparent" style:use-window-font-color="true"/>
    </style:style>
    <style:style style:name="T20" style:family="text">
      <style:text-properties fo:font-size="14.00pt" fo:font-weight="normal" fo:font-family="Calibri" style:font-family-asian="Calibri" style:font-family-complex="Calibri" fo:background-color="transparent" style:use-window-font-color="true"/>
    </style:style>
    <style:style style:name="T21" style:family="text">
      <style:text-properties fo:font-size="14.00pt" fo:font-weight="bold" fo:font-family="Calibri" style:font-family-asian="Calibri" style:font-family-complex="Calibri" fo:background-color="transparent" style:use-window-font-color="true"/>
    </style:style>
    <style:style style:name="T22" style:family="text">
      <style:text-properties fo:font-size="14.00pt" fo:font-weight="normal" fo:font-family="Calibri" style:font-family-asian="Calibri" style:font-family-complex="Calibri" fo:background-color="transparent" style:use-window-font-color="true"/>
    </style:style>
    <style:style style:name="T23" style:family="text">
      <style:text-properties fo:font-size="14.00pt" fo:font-weight="bold" fo:font-family="Calibri" style:font-family-asian="Calibri" style:font-family-complex="Calibri" fo:background-color="transparent" style:use-window-font-color="true"/>
    </style:style>
    <style:style style:name="T24" style:family="text">
      <style:text-properties fo:font-size="14.00pt" fo:font-weight="normal" fo:font-family="Calibri" style:font-family-asian="Calibri" style:font-family-complex="Calibri" fo:background-color="transparent" style:use-window-font-color="true"/>
    </style:style>
    <style:style style:name="T25"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6" style:family="text">
      <style:text-properties fo:font-size="2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office:automatic-styles>
  <office:body>
    <office:text>
      <text:p text:style-name="P1"><text:span text:style-name="T1">Application Programming Interface (API):<text:s/></text:span><text:span text:style-name="T2">Application Programming Interface (API) is used to communicate between apps and to access and fetch the required information.</text:span></text:p>
      <text:p text:style-name="P2"><draw:frame text:anchor-type="as-char" svg:width="150.99mm" svg:height="42.86mm" style:rel-width="scale" style:rel-height="scale"><draw:object-ole xlink:href="OleObj1"/><draw:image xlink:href="ObjectReplacements/OleObj1"/></draw:frame><text:span text:style-name="T2"/></text:p>
      <text:p text:style-name="P2"><text:span text:style-name="T3">Web APIs</text:span></text:p>
      <text:p text:style-name="P2"><text:span text:style-name="T4">The application programming interfaces for web servers or web browsers are known as web API’s. These web API’s can be server side or client side.</text:span></text:p>
      <text:p text:style-name="P2"><text:span text:style-name="T4"/></text:p>
      <text:p text:style-name="P2"><text:span text:style-name="T4">Server side web APIs have an interface that contains endpoints which lead to request-response message systems that are written in JSON or XML. Most of this is achieved using a HTTP web server. Client side web API’s are used to extend the functionality of a web browser. Earlier they were in the form of plug-in browser extensions but now JavaScript bindings are used.</text:span></text:p>
      <text:p text:style-name="P2"><text:span text:style-name="T5"/></text:p>
      <text:p text:style-name="P2"><text:span text:style-name="T5">Remote APIs</text:span></text:p>
      <text:p text:style-name="P2"><text:span text:style-name="T6">The remote application programming interfaces allow the programmers to manipulate remote resources. Most remote API’s are required to maintain object abstraction in object oriented programming. This can be done by executing a method call locally which then invokes the corresponding method call on a remote object and gets the result locally as a return value.</text:span></text:p>
      <text:p text:style-name="P2"><text:span text:style-name="T7">RESTful services</text:span></text:p>
      <text:p text:style-name="P2"><text:span text:style-name="T8">Web API is the enhanced form of a web application.</text:span></text:p>
      <text:p text:style-name="P2"><text:span text:style-name="T8">SOAP (Simple Object Access Protocol) was an XML based protocol for developing the connected web applications.</text:span></text:p>
      <text:p text:style-name="P2"><text:span text:style-name="T8">Problem with the SOAP was that with each request, Metadata is attached with data to be transferred.</text:span></text:p>
      <text:p text:style-name="P2"><text:span text:style-name="T8">This Metadata converts small data to heavy data on the server.</text:span></text:p>
      <text:p text:style-name="P2"><text:span text:style-name="T8">Web API may or may not be RESTful services, but they are always HTTP based services.</text:span></text:p>
      <text:p text:style-name="P2"><text:span text:style-name="T8">REST stands for Representational State Transfer.</text:span></text:p>
      <text:p text:style-name="P2"><text:span text:style-name="T8">In REST API, only the state of the object is sent to the server to find the desired result.</text:span></text:p>
      <text:p text:style-name="P2"><text:span text:style-name="T8">REST is an architectural pattern for developing an API that uses HTTP as its underlying communication method.</text:span></text:p>
      <text:p text:style-name="P2"><text:span text:style-name="T8"/></text:p>
      <text:p text:style-name="P2"><text:span text:style-name="T9">Methods of REST API</text:span><text:span text:style-name="T10"/></text:p>
      <text:p text:style-name="P2"><text:span text:style-name="T10"/></text:p>
      <text:p text:style-name="P2"><text:span text:style-name="T10">CRUD Methods<text:tab/>REST API Methods<text:tab/>Description</text:span></text:p>
      <text:p text:style-name="P2"><text:span text:style-name="T11">Create</text:span><text:span text:style-name="T12"><text:tab/></text:span><text:span text:style-name="T13">POST<text:tab/>Method<text:s/></text:span><text:span text:style-name="T14">refers to the C(Create) part of the CRUD.</text:span></text:p>
      <text:p text:style-name="P2"><text:span text:style-name="T14">It is used to create a resource.</text:span></text:p>
      <text:p text:style-name="P2"><text:span text:style-name="T15">Read</text:span><text:span text:style-name="T16"><text:tab/></text:span><text:span text:style-name="T17">GET<text:tab/>Method<text:s/></text:span><text:span text:style-name="T18">refers to the R(Retrieve) part of the CRUD.</text:span></text:p>
      <text:p text:style-name="P2"><text:span text:style-name="T18">It is used to read a resource.</text:span></text:p>
      <text:p text:style-name="P2"><text:span text:style-name="T19">Update</text:span><text:span text:style-name="T20"><text:tab/></text:span><text:span text:style-name="T21">PUT<text:tab/>Method<text:s/></text:span><text:span text:style-name="T22">refers to the U(Update) part of the CRUD.</text:span></text:p>
      <text:p text:style-name="P2"><text:span text:style-name="T22">It is used to update a resource.</text:span></text:p>
      <text:p text:style-name="P2"><text:span text:style-name="T23">Delete<text:tab/>DELETE<text:tab/>Method<text:s/></text:span><text:span text:style-name="T24">refers to the D(Delete) part of the CRUD.</text:span></text:p>
      <text:p text:style-name="P2"><text:span text:style-name="T24">It is used to delete a resource.</text:span></text:p>
      <text:p text:style-name="P2"><text:span text:style-name="T24"/></text:p>
      <text:p text:style-name="P2"><text:span text:style-name="T25"/></text:p>
      <text:p text:style-name="P3"><text:span text:style-name="T26"><text:s/></text:span><text:span text:style-name="T2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